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en" fo:country="G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hanges </text:p>
      <text:p text:style-name="P1"/>
      <text:p text:style-name="P1">data 22 July 2015</text:p>
      <text:p text:style-name="P1"/>
      <text:p text:style-name="P1">corrected <text:s/>voltage set resistor values for the LDO's .</text:p>
      <text:p text:style-name="P1">Changed the symbol and case for the pol. Capacitors around the LDO's </text:p>
      <text:p text:style-name="P1">removed the I2C GPIO <text:s/>device </text:p>
      <text:p text:style-name="P1">connected the power enable of the positive and negative LDO's <text:s/>( removed one resistor to ground) </text:p>
      <text:p text:style-name="P1">– added resistors to get the board working without control</text:p>
      <text:p text:style-name="P1"/>
      <text:p text:style-name="P1">removed the temperatured alert </text:p>
      <text:p text:style-name="P1">-- input for digital card or temperature is monitored via the I2C ?? </text:p>
      <text:p text:style-name="P1"/>
      <text:p text:style-name="P1">amplifier</text:p>
      <text:p text:style-name="P1">corrected the DC shifter. <text:s/>Connections where wrong </text:p>
      <text:p text:style-name="P1">removed the parallel capacitors at the input . </text:p>
      <text:p text:style-name="P1"/>
      <text:p text:style-name="P1"/>
      <text:p text:style-name="P1">bias</text:p>
      <text:p text:style-name="P1">R17 ( HV bias) will be placed by default. <text:s/>HV range increase by .5 V 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9M12S</meta:editing-duration>
    <meta:editing-cycles>5</meta:editing-cycles>
    <meta:generator>OpenOffice/4.1.1$Win32 OpenOffice.org_project/411m6$Build-9775</meta:generator>
    <dc:date>2016-07-22T17:01:44.60</dc:date>
    <dc:creator>Wim Beaumont</dc:creator>
    <meta:document-statistic meta:table-count="0" meta:image-count="0" meta:object-count="0" meta:page-count="1" meta:paragraph-count="14" meta:word-count="106" meta:character-count="612"/>
    <meta:user-defined meta:name="Info 1"/>
    <meta:user-defined meta:name="Info 2"/>
    <meta:user-defined meta:name="Info 3"/>
    <meta:user-defined meta:name="Info 4"/>
  </office:meta>
</office:document-meta>
</file>